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fo:text-align="center"/>
      <style:text-properties fo:font-weight="bold" style:font-weight-asian="bold" fo:font-size="18pt" style:font-size-asian="18pt" style:font-size-complex="18pt"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T4"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5" style:parent-style-name="DefaultParagraphFont" style:family="text">
      <style:text-properties fo:language="en" fo:country="GB"/>
    </style:style>
    <style:style style:name="P6" style:parent-style-name="Normal" style:family="paragraph">
      <style:text-properties fo:language="en" fo:country="GB"/>
    </style:style>
    <style:style style:name="P7" style:parent-style-name="Normal" style:family="paragraph">
      <style:text-properties fo:language="en" fo:country="GB"/>
    </style:style>
    <style:style style:name="T8" style:parent-style-name="DefaultParagraphFont" style:family="text">
      <style:text-properties fo:font-style="italic" style:font-style-asian="italic" fo:language="en" fo:country="GB"/>
    </style:style>
    <style:style style:name="T9" style:parent-style-name="DefaultParagraphFont" style:family="text">
      <style:text-properties fo:font-style="italic" style:font-style-asian="italic" fo:language="en" fo:country="GB"/>
    </style:style>
    <style:style style:name="T1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11" style:parent-style-name="DefaultParagraphFont" style:family="text">
      <style:text-properties fo:language="en" fo:country="GB"/>
    </style:style>
    <style:style style:name="P12" style:parent-style-name="Normal" style:family="paragraph">
      <style:text-properties fo:language="en" fo:country="GB"/>
    </style:style>
    <style:style style:name="P13" style:parent-style-name="Normal" style:family="paragraph">
      <style:text-properties fo:language="en" fo:country="GB"/>
    </style:style>
    <style:style style:name="P14" style:parent-style-name="Normal" style:family="paragraph">
      <style:text-properties fo:language="en" fo:country="GB"/>
    </style:style>
    <style:style style:name="T15"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16" style:parent-style-name="DefaultParagraphFont" style:family="text">
      <style:text-properties fo:language="en" fo:country="GB"/>
    </style:style>
    <style:style style:name="P17" style:parent-style-name="Normal" style:family="paragraph">
      <style:text-properties fo:language="en" fo:country="GB"/>
    </style:style>
    <style:style style:name="P18" style:parent-style-name="Normal" style:family="paragraph">
      <style:text-properties fo:language="en" fo:country="GB"/>
    </style:style>
    <style:style style:name="T19" style:parent-style-name="DefaultParagraphFont" style:family="text">
      <style:text-properties fo:font-style="italic" style:font-style-asian="italic" fo:language="en" fo:country="GB"/>
    </style:style>
    <style:style style:name="T20"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21" style:parent-style-name="DefaultParagraphFont" style:family="text">
      <style:text-properties fo:language="en" fo:country="GB"/>
    </style:style>
    <style:style style:name="T22"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23" style:parent-style-name="DefaultParagraphFont" style:family="text">
      <style:text-properties fo:language="en" fo:country="GB"/>
    </style:style>
    <style:style style:name="T24" style:parent-style-name="DefaultParagraphFont" style:family="text">
      <style:text-properties fo:language="en" fo:country="GB"/>
    </style:style>
    <style:style style:name="T25"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26" style:parent-style-name="DefaultParagraphFont" style:family="text">
      <style:text-properties fo:language="en" fo:country="GB"/>
    </style:style>
    <style:style style:name="T27"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28" style:parent-style-name="DefaultParagraphFont" style:family="text">
      <style:text-properties fo:language="en" fo:country="GB"/>
    </style:style>
    <style:style style:name="T29"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30" style:parent-style-name="DefaultParagraphFont" style:family="text">
      <style:text-properties fo:language="en" fo:country="GB"/>
    </style:style>
    <style:style style:name="T31" style:parent-style-name="DefaultParagraphFont" style:family="text">
      <style:text-properties fo:language="en" fo:country="GB"/>
    </style:style>
    <style:style style:name="P32" style:parent-style-name="Normal" style:family="paragraph">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33" style:parent-style-name="DefaultParagraphFont" style:family="text">
      <style:text-properties fo:font-weight="bold" style:font-weight-asian="bold" fo:font-size="12pt" style:font-size-asian="12pt" style:font-size-complex="12pt" style:text-underline-type="single" style:text-underline-style="solid" style:text-underline-width="auto" style:text-underline-mode="continuous" fo:language="en" fo:country="GB"/>
    </style:style>
    <style:style style:name="T34" style:parent-style-name="DefaultParagraphFont" style:family="text">
      <style:text-properties fo:language="en" fo:country="GB"/>
    </style:style>
    <style:style style:name="P35" style:parent-style-name="Normal" style:family="paragraph">
      <style:text-properties fo:language="en" fo:country="GB"/>
    </style:style>
    <style:style style:name="P36" style:parent-style-name="Normal" style:family="paragraph">
      <style:text-properties fo:language="en" fo:country="GB"/>
    </style:style>
    <style:style style:name="P37" style:parent-style-name="Normal" style:family="paragraph">
      <style:text-properties fo:language="en" fo:country="GB"/>
    </style:style>
    <style:style style:name="P38" style:parent-style-name="Normal" style:family="paragraph">
      <style:text-properties fo:language="en" fo:country="GB"/>
    </style:style>
  </office:automatic-styles>
  <office:body>
    <office:text text:use-soft-page-breaks="true">
      <text:p text:style-name="P1">Game Design Document</text:p>
      <text:p text:style-name="P2"/>
      <text:p text:style-name="P3"/>
      <text:p text:style-name="Normal"><text:span text:style-name="T4">Synopsis:</text:span><text:span text:style-name="T5"><text:s/></text:span></text:p>
      <text:p text:style-name="P6">The game involves the player manipulating the level to solve the various puzzles, for example if there is a moving platform the player can click and hold the platform in place to allow the character to move on to it.</text:p>
      <text:p text:style-name="P7">The game fits the brief as we removed the skill aspect of the jump mechanic (i.e. when the player should press the jump button to move from one location to another.) this mechanic was replaced<text:s/>by the ability of enabling the player to manipulate the world. For<text:s/>example,<text:s/>moving platforms or freezing them to keep them still.</text:p>
      <text:p text:style-name="Normal"><text:span text:style-name="T8">A short</text:span><text:span text:style-name="T9"><text:s/>description of the game; How the game meets the brief regulations.</text:span></text:p>
      <text:p text:style-name="Normal"><text:span text:style-name="T10">Features (MDA):</text:span><text:span text:style-name="T11"><text:s/></text:span></text:p>
      <text:p text:style-name="P12">Mechanics</text:p>
      <text:p text:style-name="P13">Dynamic</text:p>
      <text:p text:style-name="P14">Aesthetics (emotions):</text:p>
      <text:p text:style-name="Normal"><text:span text:style-name="T15">Target Platform:</text:span><text:span text:style-name="T16"><text:s/>Unity Engine – on PC</text:span></text:p>
      <text:p text:style-name="P17">The reason<text:s/>we picked Unity as our engine</text:p>
      <text:p text:style-name="P18">The reason we picked PC as our platform</text:p>
      <text:p text:style-name="Normal"><text:span text:style-name="T19">Engine, PC, PS4, etc. Explanation of why we picked ….. platform, engine.</text:span></text:p>
      <text:p text:style-name="Normal"><text:span text:style-name="T20">Audience:</text:span><text:span text:style-name="T21"><text:s/>Demographics of our targeted clients.</text:span></text:p>
      <text:p text:style-name="Normal"><text:span text:style-name="T22">Game Design:</text:span><text:span text:style-name="T23"><text:s/>Narrative; Player Experience (User Experience); Desi</text:span><text:span text:style-name="T24">gn Methods</text:span></text:p>
      <text:p text:style-name="Normal"><text:span text:style-name="T25">Level Design:</text:span><text:span text:style-name="T26"><text:s/>Research and studies of various puzzle games, which will contribute to the Player experience.</text:span></text:p>
      <text:p text:style-name="Normal"><text:span text:style-name="T27">User Interface:</text:span><text:span text:style-name="T28"><text:s/>Research and mood boards on potential UI ideas.</text:span></text:p>
      <text:p text:style-name="Normal"><text:span text:style-name="T29">Art style:</text:span><text:span text:style-name="T30"><text:s/>To create a polished product, we need to keep consistent use o</text:span><text:span text:style-name="T31">f assets with the same style/genre.</text:span></text:p>
      <text:p text:style-name="P32">Music/Sounds:</text:p>
      <text:p text:style-name="Normal"><text:span text:style-name="T33">Management/Development Plan:</text:span><text:span text:style-name="T34"><text:s/>Layout of future tasks and obstacles.<text:s/></text:span></text:p>
      <text:p text:style-name="P35"/>
      <text:p text:style-name="P36">Please whenever you create mood boards, don’t pick a only one (vague) picture. If needed gather many pictures from various sources, thus<text:s/>conveying your idea with attention to detail.</text:p>
      <text:p text:style-name="P37"/>
      <text:p text:style-name="P38"/>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bg" fo:country="BG"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iril Kostadinov</meta:initial-creator>
    <dc:creator>Joe</dc:creator>
    <meta:creation-date>2019-02-10T04:34:00Z</meta:creation-date>
    <dc:date>2019-02-10T22:48:00Z</dc:date>
    <meta:template xlink:href="Normal" xlink:type="simple"/>
    <meta:editing-cycles>20</meta:editing-cycles>
    <meta:editing-duration>PT18060S</meta:editing-duration>
    <meta:document-statistic meta:page-count="2" meta:paragraph-count="3" meta:word-count="234" meta:character-count="1569" meta:row-count="11" meta:non-whitespace-character-count="1338"/>
  </office:meta>
</office:document-meta>
</file>